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Writer.FileWriter( java . io . FileDescrip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Writer.FileWriter( java . io . Fi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Writer.FileWrit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Writer.FileWriter( java . lang . String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